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7.3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6mm"/>
    </style:style>
    <style:style style:name="co4" style:family="table-column">
      <style:table-column-properties fo:break-before="auto" style:column-width="38.59mm"/>
    </style:style>
    <style:style style:name="co5" style:family="table-column">
      <style:table-column-properties fo:break-before="auto" style:column-width="36.23mm"/>
    </style:style>
    <style:style style:name="co6" style:family="table-column">
      <style:table-column-properties fo:break-before="auto" style:column-width="34.1mm"/>
    </style:style>
    <style:style style:name="co7" style:family="table-column">
      <style:table-column-properties fo:break-before="auto" style:column-width="26.28mm"/>
    </style:style>
    <style:style style:name="co8" style:family="table-column">
      <style:table-column-properties fo:break-before="auto" style:column-width="41.2mm"/>
    </style:style>
    <style:style style:name="co9" style:family="table-column">
      <style:table-column-properties fo:break-before="auto" style:column-width="24.38mm"/>
    </style:style>
    <style:style style:name="co10" style:family="table-column">
      <style:table-column-properties fo:break-before="auto" style:column-width="46.64mm"/>
    </style:style>
    <style:style style:name="co11" style:family="table-column">
      <style:table-column-properties fo:break-before="auto" style:column-width="41.9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fo:background-color="transparent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1"/>
    <style:style style:name="ce7" style:family="table-cell" style:parent-style-name="Default">
      <style:table-cell-properties fo:background-color="#66cc00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0"/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6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/>
          <table:table-cell table:style-name="ce3" office:value-type="string" calcext:value-type="string" table:number-columns-spanned="4" table:number-rows-spanned="1">
            <text:p>PICOSAT</text:p>
          </table:table-cell>
          <table:covered-table-cell table:number-columns-repeated="3" table:style-name="ce1"/>
          <table:table-cell table:style-name="ce1"/>
          <table:table-cell table:style-name="ce7" office:value-type="string" calcext:value-type="string" table:number-columns-spanned="5" table:number-rows-spanned="1">
            <text:p>PAU</text:p>
          </table:table-cell>
          <table:covered-table-cell table:number-columns-repeated="4" table:style-name="ce9"/>
          <table:table-cell table:number-columns-repeated="4"/>
        </table:table-row>
        <table:table-row table:style-name="ro1">
          <table:table-cell table:style-name="ce2" office:value-type="string" calcext:value-type="string">
            <text:p>PROBLEM</text:p>
          </table:table-cell>
          <table:table-cell table:style-name="ce4" office:value-type="string" calcext:value-type="string">
            <text:p>Decisions</text:p>
          </table:table-cell>
          <table:table-cell table:style-name="ce4" office:value-type="string" calcext:value-type="string">
            <text:p>Propagations</text:p>
          </table:table-cell>
          <table:table-cell table:style-name="ce4" office:value-type="string" calcext:value-type="string">
            <text:p>Temps (segons)</text:p>
          </table:table-cell>
          <table:table-cell table:style-name="ce5" office:value-type="string" calcext:value-type="string">
            <text:p>Propagacions/segon</text:p>
          </table:table-cell>
          <table:table-cell table:style-name="ce1"/>
          <table:table-cell table:style-name="ce8" office:value-type="string" calcext:value-type="string">
            <text:p>Result</text:p>
          </table:table-cell>
          <table:table-cell table:style-name="ce8" office:value-type="string" calcext:value-type="string">
            <text:p>Tiempo (s)</text:p>
          </table:table-cell>
          <table:table-cell table:style-name="ce8" office:value-type="string" calcext:value-type="string">
            <text:p>Decisions</text:p>
          </table:table-cell>
          <table:table-cell table:style-name="ce8" office:value-type="string" calcext:value-type="string">
            <text:p>Propagations</text:p>
          </table:table-cell>
          <table:table-cell table:style-name="ce8" office:value-type="string" calcext:value-type="string">
            <text:p>Propagations/s</text:p>
          </table:table-cell>
          <table:table-cell/>
          <table:table-cell table:style-name="ce8" office:value-type="string" calcext:value-type="string">
            <text:p>tPau/tPicosat</text:p>
          </table:table-cell>
          <table:table-cell table:style-name="ce12" office:value-type="string" calcext:value-type="string">
            <text:p>Average tPau/tPicosat</text:p>
          </table:table-cell>
          <table:table-cell/>
        </table:table-row>
        <table:table-row table:style-name="ro1">
          <table:table-cell office:value-type="string" calcext:value-type="string">
            <text:p>vars-100-10.cnf</text:p>
          </table:table-cell>
          <table:table-cell office:value-type="float" office:value="601" calcext:value-type="float">
            <text:p>601</text:p>
          </table:table-cell>
          <table:table-cell office:value-type="float" office:value="15847" calcext:value-type="float">
            <text:p>15847</text:p>
          </table:table-cell>
          <table:table-cell office:value-type="float" office:value="0.00692391395569" calcext:value-type="float">
            <text:p>0,006923914</text:p>
          </table:table-cell>
          <table:table-cell table:formula="of:=[.C3]/[.D3]" office:value-type="float" office:value="2288734.39234136" calcext:value-type="float">
            <text:p>2288734</text:p>
          </table:table-cell>
          <table:table-cell/>
          <table:table-cell office:value-type="string" calcext:value-type="string">
            <text:p>UNSATISFIABLE</text:p>
          </table:table-cell>
          <table:table-cell office:value-type="float" office:value="0.003673" calcext:value-type="float">
            <text:p>0,003673</text:p>
          </table:table-cell>
          <table:table-cell office:value-type="float" office:value="961" calcext:value-type="float">
            <text:p>961</text:p>
          </table:table-cell>
          <table:table-cell office:value-type="float" office:value="19392" calcext:value-type="float">
            <text:p>19392</text:p>
          </table:table-cell>
          <table:table-cell table:style-name="ce10" office:value-type="float" office:value="5279610" calcext:value-type="float">
            <text:p>5279610</text:p>
          </table:table-cell>
          <table:table-cell/>
          <table:table-cell table:style-name="ce1" table:formula="of:=[.H3]/[.D3]" office:value-type="float" office:value="0.530480306876368" calcext:value-type="float">
            <text:p>0,5304803069</text:p>
          </table:table-cell>
          <table:table-cell table:style-name="ce12" table:formula="of:=AVERAGE([.M3:.M52])" office:value-type="float" office:value="3.12945925787141" calcext:value-type="float">
            <text:p>3,1294592579</text:p>
          </table:table-cell>
          <table:table-cell/>
        </table:table-row>
        <table:table-row table:style-name="ro1">
          <table:table-cell office:value-type="string" calcext:value-type="string">
            <text:p>vars-100-1.cnf</text:p>
          </table:table-cell>
          <table:table-cell office:value-type="float" office:value="329" calcext:value-type="float">
            <text:p>329</text:p>
          </table:table-cell>
          <table:table-cell office:value-type="float" office:value="8329" calcext:value-type="float">
            <text:p>8329</text:p>
          </table:table-cell>
          <table:table-cell office:value-type="float" office:value="0.00545597076416" calcext:value-type="float">
            <text:p>0,0054559708</text:p>
          </table:table-cell>
          <table:table-cell table:formula="of:=[.C4]/[.D4]" office:value-type="float" office:value="1526584.42649891" calcext:value-type="float">
            <text:p>1526584</text:p>
          </table:table-cell>
          <table:table-cell/>
          <table:table-cell office:value-type="string" calcext:value-type="string">
            <text:p>SATISFIABLE</text:p>
          </table:table-cell>
          <table:table-cell office:value-type="float" office:value="0.001679" calcext:value-type="float">
            <text:p>0,001679</text:p>
          </table:table-cell>
          <table:table-cell office:value-type="float" office:value="437" calcext:value-type="float">
            <text:p>437</text:p>
          </table:table-cell>
          <table:table-cell office:value-type="float" office:value="9177" calcext:value-type="float">
            <text:p>9177</text:p>
          </table:table-cell>
          <table:table-cell table:style-name="ce10" office:value-type="float" office:value="5465750" calcext:value-type="float">
            <text:p>5465750</text:p>
          </table:table-cell>
          <table:table-cell/>
          <table:table-cell table:style-name="ce1" table:formula="of:=[.H4]/[.D4]" office:value-type="float" office:value="0.307736253102613" calcext:value-type="float">
            <text:p>0,3077362531</text:p>
          </table:table-cell>
          <table:table-cell table:style-name="ce12" office:value-type="string" calcext:value-type="string">
            <text:p>times slower than picosat</text:p>
          </table:table-cell>
          <table:table-cell/>
        </table:table-row>
        <table:table-row table:style-name="ro1">
          <table:table-cell office:value-type="string" calcext:value-type="string">
            <text:p>vars-100-2.cnf</text:p>
          </table:table-cell>
          <table:table-cell office:value-type="float" office:value="373" calcext:value-type="float">
            <text:p>373</text:p>
          </table:table-cell>
          <table:table-cell office:value-type="float" office:value="9213" calcext:value-type="float">
            <text:p>9213</text:p>
          </table:table-cell>
          <table:table-cell office:value-type="float" office:value="0.00552415847778" calcext:value-type="float">
            <text:p>0,0055241585</text:p>
          </table:table-cell>
          <table:table-cell table:formula="of:=[.C5]/[.D5]" office:value-type="float" office:value="1667765.33241357" calcext:value-type="float">
            <text:p>1667765</text:p>
          </table:table-cell>
          <table:table-cell/>
          <table:table-cell office:value-type="string" calcext:value-type="string">
            <text:p>SATISFIABLE</text:p>
          </table:table-cell>
          <table:table-cell office:value-type="float" office:value="0.000337" calcext:value-type="float">
            <text:p>0,000337</text:p>
          </table:table-cell>
          <table:table-cell office:value-type="float" office:value="100" calcext:value-type="float">
            <text:p>100</text:p>
          </table:table-cell>
          <table:table-cell office:value-type="float" office:value="1762" calcext:value-type="float">
            <text:p>1762</text:p>
          </table:table-cell>
          <table:table-cell table:style-name="ce10" office:value-type="float" office:value="5228490" calcext:value-type="float">
            <text:p>5228490</text:p>
          </table:table-cell>
          <table:table-cell/>
          <table:table-cell table:style-name="ce1" table:formula="of:=[.H5]/[.D5]" office:value-type="float" office:value="0.0610047668537255" calcext:value-type="float">
            <text:p>0,0610047669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vars-100-3.cnf</text:p>
          </table:table-cell>
          <table:table-cell office:value-type="float" office:value="577" calcext:value-type="float">
            <text:p>577</text:p>
          </table:table-cell>
          <table:table-cell office:value-type="float" office:value="14645" calcext:value-type="float">
            <text:p>14645</text:p>
          </table:table-cell>
          <table:table-cell office:value-type="float" office:value="0.00638008117676" calcext:value-type="float">
            <text:p>0,0063800812</text:p>
          </table:table-cell>
          <table:table-cell table:formula="of:=[.C6]/[.D6]" office:value-type="float" office:value="2295425.33931162" calcext:value-type="float">
            <text:p>2295425</text:p>
          </table:table-cell>
          <table:table-cell/>
          <table:table-cell office:value-type="string" calcext:value-type="string">
            <text:p>UNSATISFIABLE</text:p>
          </table:table-cell>
          <table:table-cell office:value-type="float" office:value="0.005275" calcext:value-type="float">
            <text:p>0,005275</text:p>
          </table:table-cell>
          <table:table-cell office:value-type="float" office:value="1381" calcext:value-type="float">
            <text:p>1381</text:p>
          </table:table-cell>
          <table:table-cell office:value-type="float" office:value="28341" calcext:value-type="float">
            <text:p>28341</text:p>
          </table:table-cell>
          <table:table-cell table:style-name="ce10" office:value-type="float" office:value="5372700" calcext:value-type="float">
            <text:p>5372700</text:p>
          </table:table-cell>
          <table:table-cell/>
          <table:table-cell table:style-name="ce1" table:formula="of:=[.H6]/[.D6]" office:value-type="float" office:value="0.82679198804157" calcext:value-type="float">
            <text:p>0,826791988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vars-100-4.cnf</text:p>
          </table:table-cell>
          <table:table-cell office:value-type="float" office:value="694" calcext:value-type="float">
            <text:p>694</text:p>
          </table:table-cell>
          <table:table-cell office:value-type="float" office:value="17394" calcext:value-type="float">
            <text:p>17394</text:p>
          </table:table-cell>
          <table:table-cell office:value-type="float" office:value="0.00682806968689" calcext:value-type="float">
            <text:p>0,0068280697</text:p>
          </table:table-cell>
          <table:table-cell table:formula="of:=[.C7]/[.D7]" office:value-type="float" office:value="2547425.67044926" calcext:value-type="float">
            <text:p>2547426</text:p>
          </table:table-cell>
          <table:table-cell/>
          <table:table-cell office:value-type="string" calcext:value-type="string">
            <text:p>UNSATISFIABLE</text:p>
          </table:table-cell>
          <table:table-cell office:value-type="float" office:value="0.007031" calcext:value-type="float">
            <text:p>0,007031</text:p>
          </table:table-cell>
          <table:table-cell office:value-type="float" office:value="1781" calcext:value-type="float">
            <text:p>1781</text:p>
          </table:table-cell>
          <table:table-cell office:value-type="float" office:value="37562" calcext:value-type="float">
            <text:p>37562</text:p>
          </table:table-cell>
          <table:table-cell table:style-name="ce10" office:value-type="float" office:value="5342340" calcext:value-type="float">
            <text:p>5342340</text:p>
          </table:table-cell>
          <table:table-cell/>
          <table:table-cell table:style-name="ce1" table:formula="of:=[.H7]/[.D7]" office:value-type="float" office:value="1.02972001201154" calcext:value-type="float">
            <text:p>1,029720012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vars-100-5.cnf</text:p>
          </table:table-cell>
          <table:table-cell office:value-type="float" office:value="278" calcext:value-type="float">
            <text:p>278</text:p>
          </table:table-cell>
          <table:table-cell office:value-type="float" office:value="6744" calcext:value-type="float">
            <text:p>6744</text:p>
          </table:table-cell>
          <table:table-cell office:value-type="float" office:value="0.00518202781677" calcext:value-type="float">
            <text:p>0,0051820278</text:p>
          </table:table-cell>
          <table:table-cell table:formula="of:=[.C8]/[.D8]" office:value-type="float" office:value="1301421.0340931" calcext:value-type="float">
            <text:p>1301421</text:p>
          </table:table-cell>
          <table:table-cell/>
          <table:table-cell office:value-type="string" calcext:value-type="string">
            <text:p>SATISFIABLE</text:p>
          </table:table-cell>
          <table:table-cell office:value-type="float" office:value="0.000797" calcext:value-type="float">
            <text:p>0,000797</text:p>
          </table:table-cell>
          <table:table-cell office:value-type="float" office:value="191" calcext:value-type="float">
            <text:p>191</text:p>
          </table:table-cell>
          <table:table-cell office:value-type="float" office:value="4101" calcext:value-type="float">
            <text:p>4101</text:p>
          </table:table-cell>
          <table:table-cell table:style-name="ce10" office:value-type="float" office:value="5145550" calcext:value-type="float">
            <text:p>5145550</text:p>
          </table:table-cell>
          <table:table-cell/>
          <table:table-cell table:style-name="ce1" table:formula="of:=[.H8]/[.D8]" office:value-type="float" office:value="0.153800795399199" calcext:value-type="float">
            <text:p>0,1538007954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vars-100-6.cnf</text:p>
          </table:table-cell>
          <table:table-cell office:value-type="float" office:value="666" calcext:value-type="float">
            <text:p>666</text:p>
          </table:table-cell>
          <table:table-cell office:value-type="float" office:value="16174" calcext:value-type="float">
            <text:p>16174</text:p>
          </table:table-cell>
          <table:table-cell office:value-type="float" office:value="0.0066089630127" calcext:value-type="float">
            <text:p>0,006608963</text:p>
          </table:table-cell>
          <table:table-cell table:formula="of:=[.C9]/[.D9]" office:value-type="float" office:value="2447282.57200404" calcext:value-type="float">
            <text:p>2447283</text:p>
          </table:table-cell>
          <table:table-cell/>
          <table:table-cell office:value-type="string" calcext:value-type="string">
            <text:p>SATISFIABLE</text:p>
          </table:table-cell>
          <table:table-cell office:value-type="float" office:value="0.007339" calcext:value-type="float">
            <text:p>0,007339</text:p>
          </table:table-cell>
          <table:table-cell office:value-type="float" office:value="1958" calcext:value-type="float">
            <text:p>1958</text:p>
          </table:table-cell>
          <table:table-cell office:value-type="float" office:value="40297" calcext:value-type="float">
            <text:p>40297</text:p>
          </table:table-cell>
          <table:table-cell table:style-name="ce10" office:value-type="float" office:value="5490800" calcext:value-type="float">
            <text:p>5490800</text:p>
          </table:table-cell>
          <table:table-cell/>
          <table:table-cell table:style-name="ce1" table:formula="of:=[.H9]/[.D9]" office:value-type="float" office:value="1.11046165425607" calcext:value-type="float">
            <text:p>1,1104616543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vars-100-7.cnf</text:p>
          </table:table-cell>
          <table:table-cell office:value-type="float" office:value="168" calcext:value-type="float">
            <text:p>168</text:p>
          </table:table-cell>
          <table:table-cell office:value-type="float" office:value="4227" calcext:value-type="float">
            <text:p>4227</text:p>
          </table:table-cell>
          <table:table-cell office:value-type="float" office:value="0.00482797622681" calcext:value-type="float">
            <text:p>0,0048279762</text:p>
          </table:table-cell>
          <table:table-cell table:formula="of:=[.C10]/[.D10]" office:value-type="float" office:value="875522.123851243" calcext:value-type="float">
            <text:p>875522</text:p>
          </table:table-cell>
          <table:table-cell/>
          <table:table-cell office:value-type="string" calcext:value-type="string">
            <text:p>SATISFIABLE</text:p>
          </table:table-cell>
          <table:table-cell office:value-type="float" office:value="0.001663" calcext:value-type="float">
            <text:p>0,001663</text:p>
          </table:table-cell>
          <table:table-cell office:value-type="float" office:value="461" calcext:value-type="float">
            <text:p>461</text:p>
          </table:table-cell>
          <table:table-cell office:value-type="float" office:value="9150" calcext:value-type="float">
            <text:p>9150</text:p>
          </table:table-cell>
          <table:table-cell table:style-name="ce10" office:value-type="float" office:value="5502100" calcext:value-type="float">
            <text:p>5502100</text:p>
          </table:table-cell>
          <table:table-cell/>
          <table:table-cell table:style-name="ce1" table:formula="of:=[.H10]/[.D10]" office:value-type="float" office:value="0.344450743308402" calcext:value-type="float">
            <text:p>0,3444507433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vars-100-8.cnf</text:p>
          </table:table-cell>
          <table:table-cell office:value-type="float" office:value="39" calcext:value-type="float">
            <text:p>39</text:p>
          </table:table-cell>
          <table:table-cell office:value-type="float" office:value="464" calcext:value-type="float">
            <text:p>464</text:p>
          </table:table-cell>
          <table:table-cell office:value-type="float" office:value="0.00510501861572" calcext:value-type="float">
            <text:p>0,0051050186</text:p>
          </table:table-cell>
          <table:table-cell table:formula="of:=[.C11]/[.D11]" office:value-type="float" office:value="90890.9516159636" calcext:value-type="float">
            <text:p>90891</text:p>
          </table:table-cell>
          <table:table-cell/>
          <table:table-cell office:value-type="string" calcext:value-type="string">
            <text:p>SATISFIABLE</text:p>
          </table:table-cell>
          <table:table-cell office:value-type="float" office:value="0.001878" calcext:value-type="float">
            <text:p>0,001878</text:p>
          </table:table-cell>
          <table:table-cell office:value-type="float" office:value="468" calcext:value-type="float">
            <text:p>468</text:p>
          </table:table-cell>
          <table:table-cell office:value-type="float" office:value="9867" calcext:value-type="float">
            <text:p>9867</text:p>
          </table:table-cell>
          <table:table-cell table:style-name="ce10" office:value-type="float" office:value="5253990" calcext:value-type="float">
            <text:p>5253990</text:p>
          </table:table-cell>
          <table:table-cell/>
          <table:table-cell table:style-name="ce1" table:formula="of:=[.H11]/[.D11]" office:value-type="float" office:value="0.367873291238749" calcext:value-type="float">
            <text:p>0,3678732912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vars-100-9.cnf</text:p>
          </table:table-cell>
          <table:table-cell office:value-type="float" office:value="428" calcext:value-type="float">
            <text:p>428</text:p>
          </table:table-cell>
          <table:table-cell office:value-type="float" office:value="11683" calcext:value-type="float">
            <text:p>11683</text:p>
          </table:table-cell>
          <table:table-cell office:value-type="float" office:value="0.00576901435852" calcext:value-type="float">
            <text:p>0,0057690144</text:p>
          </table:table-cell>
          <table:table-cell table:formula="of:=[.C12]/[.D12]" office:value-type="float" office:value="2025129.29834295" calcext:value-type="float">
            <text:p>2025129</text:p>
          </table:table-cell>
          <table:table-cell/>
          <table:table-cell office:value-type="string" calcext:value-type="string">
            <text:p>UNSATISFIABLE</text:p>
          </table:table-cell>
          <table:table-cell office:value-type="float" office:value="0.00269" calcext:value-type="float">
            <text:p>0,00269</text:p>
          </table:table-cell>
          <table:table-cell office:value-type="float" office:value="681" calcext:value-type="float">
            <text:p>681</text:p>
          </table:table-cell>
          <table:table-cell office:value-type="float" office:value="13756" calcext:value-type="float">
            <text:p>13756</text:p>
          </table:table-cell>
          <table:table-cell table:style-name="ce10" office:value-type="float" office:value="5113750" calcext:value-type="float">
            <text:p>5113750</text:p>
          </table:table-cell>
          <table:table-cell/>
          <table:table-cell table:style-name="ce1" table:formula="of:=[.H12]/[.D12]" office:value-type="float" office:value="0.466284157540232" calcext:value-type="float">
            <text:p>0,4662841575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vars-150-10.cnf</text:p>
          </table:table-cell>
          <table:table-cell office:value-type="float" office:value="3145" calcext:value-type="float">
            <text:p>3145</text:p>
          </table:table-cell>
          <table:table-cell office:value-type="float" office:value="112731" calcext:value-type="float">
            <text:p>112731</text:p>
          </table:table-cell>
          <table:table-cell office:value-type="float" office:value="0.0225257873535" calcext:value-type="float">
            <text:p>0,0225257874</text:p>
          </table:table-cell>
          <table:table-cell table:formula="of:=[.C13]/[.D13]" office:value-type="float" office:value="5004530.9507232" calcext:value-type="float">
            <text:p>5004531</text:p>
          </table:table-cell>
          <table:table-cell/>
          <table:table-cell office:value-type="string" calcext:value-type="string">
            <text:p>UNSATISFIABLE</text:p>
          </table:table-cell>
          <table:table-cell office:value-type="float" office:value="0.066332" calcext:value-type="float">
            <text:p>0,066332</text:p>
          </table:table-cell>
          <table:table-cell office:value-type="float" office:value="12598" calcext:value-type="float">
            <text:p>12598</text:p>
          </table:table-cell>
          <table:table-cell office:value-type="float" office:value="349198" calcext:value-type="float">
            <text:p>349198</text:p>
          </table:table-cell>
          <table:table-cell table:style-name="ce10" office:value-type="float" office:value="5264400" calcext:value-type="float">
            <text:p>5264400</text:p>
          </table:table-cell>
          <table:table-cell/>
          <table:table-cell table:style-name="ce1" table:formula="of:=[.H13]/[.D13]" office:value-type="float" office:value="2.94471393869806" calcext:value-type="float">
            <text:p>2,9447139387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vars-150-1.cnf</text:p>
          </table:table-cell>
          <table:table-cell office:value-type="float" office:value="893" calcext:value-type="float">
            <text:p>893</text:p>
          </table:table-cell>
          <table:table-cell office:value-type="float" office:value="28826" calcext:value-type="float">
            <text:p>28826</text:p>
          </table:table-cell>
          <table:table-cell office:value-type="float" office:value="0.00875401496887" calcext:value-type="float">
            <text:p>0,008754015</text:p>
          </table:table-cell>
          <table:table-cell table:formula="of:=[.C14]/[.D14]" office:value-type="float" office:value="3292889.04605574" calcext:value-type="float">
            <text:p>3292889</text:p>
          </table:table-cell>
          <table:table-cell/>
          <table:table-cell office:value-type="string" calcext:value-type="string">
            <text:p>SATISFIABLE</text:p>
          </table:table-cell>
          <table:table-cell office:value-type="float" office:value="0.035541" calcext:value-type="float">
            <text:p>0,035541</text:p>
          </table:table-cell>
          <table:table-cell office:value-type="float" office:value="6667" calcext:value-type="float">
            <text:p>6667</text:p>
          </table:table-cell>
          <table:table-cell office:value-type="float" office:value="189396" calcext:value-type="float">
            <text:p>189396</text:p>
          </table:table-cell>
          <table:table-cell table:style-name="ce10" office:value-type="float" office:value="5328940" calcext:value-type="float">
            <text:p>5328940</text:p>
          </table:table-cell>
          <table:table-cell/>
          <table:table-cell table:style-name="ce1" table:formula="of:=[.H14]/[.D14]" office:value-type="float" office:value="4.05996564163835" calcext:value-type="float">
            <text:p>4,0599656416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vars-150-2.cnf</text:p>
          </table:table-cell>
          <table:table-cell office:value-type="float" office:value="3190" calcext:value-type="float">
            <text:p>3190</text:p>
          </table:table-cell>
          <table:table-cell office:value-type="float" office:value="112129" calcext:value-type="float">
            <text:p>112129</text:p>
          </table:table-cell>
          <table:table-cell office:value-type="float" office:value="0.0234189033508" calcext:value-type="float">
            <text:p>0,0234189034</text:p>
          </table:table-cell>
          <table:table-cell table:formula="of:=[.C15]/[.D15]" office:value-type="float" office:value="4787969.71490852" calcext:value-type="float">
            <text:p>4787970</text:p>
          </table:table-cell>
          <table:table-cell/>
          <table:table-cell office:value-type="string" calcext:value-type="string">
            <text:p>SATISFIABLE</text:p>
          </table:table-cell>
          <table:table-cell office:value-type="float" office:value="0.044158" calcext:value-type="float">
            <text:p>0,044158</text:p>
          </table:table-cell>
          <table:table-cell office:value-type="float" office:value="8325" calcext:value-type="float">
            <text:p>8325</text:p>
          </table:table-cell>
          <table:table-cell office:value-type="float" office:value="228645" calcext:value-type="float">
            <text:p>228645</text:p>
          </table:table-cell>
          <table:table-cell table:style-name="ce10" office:value-type="float" office:value="5177880" calcext:value-type="float">
            <text:p>5177880</text:p>
          </table:table-cell>
          <table:table-cell/>
          <table:table-cell table:style-name="ce1" table:formula="of:=[.H15]/[.D15]" office:value-type="float" office:value="1.88557078606721" calcext:value-type="float">
            <text:p>1,8855707861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vars-150-3.cnf</text:p>
          </table:table-cell>
          <table:table-cell office:value-type="float" office:value="1563" calcext:value-type="float">
            <text:p>1563</text:p>
          </table:table-cell>
          <table:table-cell office:value-type="float" office:value="54004" calcext:value-type="float">
            <text:p>54004</text:p>
          </table:table-cell>
          <table:table-cell office:value-type="float" office:value="0.0130481719971" calcext:value-type="float">
            <text:p>0,013048172</text:p>
          </table:table-cell>
          <table:table-cell table:formula="of:=[.C16]/[.D16]" office:value-type="float" office:value="4138817.30038526" calcext:value-type="float">
            <text:p>4138817</text:p>
          </table:table-cell>
          <table:table-cell/>
          <table:table-cell office:value-type="string" calcext:value-type="string">
            <text:p>SATISFIABLE</text:p>
          </table:table-cell>
          <table:table-cell office:value-type="float" office:value="0.017071" calcext:value-type="float">
            <text:p>0,017071</text:p>
          </table:table-cell>
          <table:table-cell office:value-type="float" office:value="3183" calcext:value-type="float">
            <text:p>3183</text:p>
          </table:table-cell>
          <table:table-cell office:value-type="float" office:value="87086" calcext:value-type="float">
            <text:p>87086</text:p>
          </table:table-cell>
          <table:table-cell table:style-name="ce10" office:value-type="float" office:value="5101400" calcext:value-type="float">
            <text:p>5101400</text:p>
          </table:table-cell>
          <table:table-cell/>
          <table:table-cell table:style-name="ce1" table:formula="of:=[.H16]/[.D16]" office:value-type="float" office:value="1.30830586872966" calcext:value-type="float">
            <text:p>1,3083058687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vars-150-4.cnf</text:p>
          </table:table-cell>
          <table:table-cell office:value-type="float" office:value="1646" calcext:value-type="float">
            <text:p>1646</text:p>
          </table:table-cell>
          <table:table-cell office:value-type="float" office:value="56216" calcext:value-type="float">
            <text:p>56216</text:p>
          </table:table-cell>
          <table:table-cell office:value-type="float" office:value="0.0138449668884" calcext:value-type="float">
            <text:p>0,0138449669</text:p>
          </table:table-cell>
          <table:table-cell table:formula="of:=[.C17]/[.D17]" office:value-type="float" office:value="4060392.52048342" calcext:value-type="float">
            <text:p>4060393</text:p>
          </table:table-cell>
          <table:table-cell/>
          <table:table-cell office:value-type="string" calcext:value-type="string">
            <text:p>SATISFIABLE</text:p>
          </table:table-cell>
          <table:table-cell office:value-type="float" office:value="0.055611" calcext:value-type="float">
            <text:p>0,055611</text:p>
          </table:table-cell>
          <table:table-cell office:value-type="float" office:value="10711" calcext:value-type="float">
            <text:p>10711</text:p>
          </table:table-cell>
          <table:table-cell office:value-type="float" office:value="290552" calcext:value-type="float">
            <text:p>290552</text:p>
          </table:table-cell>
          <table:table-cell table:style-name="ce10" office:value-type="float" office:value="5224720" calcext:value-type="float">
            <text:p>5224720</text:p>
          </table:table-cell>
          <table:table-cell/>
          <table:table-cell table:style-name="ce1" table:formula="of:=[.H17]/[.D17]" office:value-type="float" office:value="4.01669433002355" calcext:value-type="float">
            <text:p>4,01669433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vars-150-5.cnf</text:p>
          </table:table-cell>
          <table:table-cell office:value-type="float" office:value="3002" calcext:value-type="float">
            <text:p>3002</text:p>
          </table:table-cell>
          <table:table-cell office:value-type="float" office:value="103204" calcext:value-type="float">
            <text:p>103204</text:p>
          </table:table-cell>
          <table:table-cell office:value-type="float" office:value="0.0225250720978" calcext:value-type="float">
            <text:p>0,0225250721</text:p>
          </table:table-cell>
          <table:table-cell table:formula="of:=[.C18]/[.D18]" office:value-type="float" office:value="4581738.94191796" calcext:value-type="float">
            <text:p>4581739</text:p>
          </table:table-cell>
          <table:table-cell/>
          <table:table-cell office:value-type="string" calcext:value-type="string">
            <text:p>UNSATISFIABLE</text:p>
          </table:table-cell>
          <table:table-cell office:value-type="float" office:value="0.050553" calcext:value-type="float">
            <text:p>0,050553</text:p>
          </table:table-cell>
          <table:table-cell office:value-type="float" office:value="9641" calcext:value-type="float">
            <text:p>9641</text:p>
          </table:table-cell>
          <table:table-cell office:value-type="float" office:value="262233" calcext:value-type="float">
            <text:p>262233</text:p>
          </table:table-cell>
          <table:table-cell table:style-name="ce10" office:value-type="float" office:value="5187290" calcext:value-type="float">
            <text:p>5187290</text:p>
          </table:table-cell>
          <table:table-cell/>
          <table:table-cell table:style-name="ce1" table:formula="of:=[.H18]/[.D18]" office:value-type="float" office:value="2.24429914277333" calcext:value-type="float">
            <text:p>2,2442991428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vars-150-6.cnf</text:p>
          </table:table-cell>
          <table:table-cell office:value-type="float" office:value="270" calcext:value-type="float">
            <text:p>270</text:p>
          </table:table-cell>
          <table:table-cell office:value-type="float" office:value="7657" calcext:value-type="float">
            <text:p>7657</text:p>
          </table:table-cell>
          <table:table-cell office:value-type="float" office:value="0.00582385063171" calcext:value-type="float">
            <text:p>0,0058238506</text:p>
          </table:table-cell>
          <table:table-cell table:formula="of:=[.C19]/[.D19]" office:value-type="float" office:value="1314765.8626938" calcext:value-type="float">
            <text:p>1314766</text:p>
          </table:table-cell>
          <table:table-cell/>
          <table:table-cell office:value-type="string" calcext:value-type="string">
            <text:p>SATISFIABLE</text:p>
          </table:table-cell>
          <table:table-cell office:value-type="float" office:value="0.011238" calcext:value-type="float">
            <text:p>0,011238</text:p>
          </table:table-cell>
          <table:table-cell office:value-type="float" office:value="2098" calcext:value-type="float">
            <text:p>2098</text:p>
          </table:table-cell>
          <table:table-cell office:value-type="float" office:value="57974" calcext:value-type="float">
            <text:p>57974</text:p>
          </table:table-cell>
          <table:table-cell table:style-name="ce10" office:value-type="float" office:value="5158750" calcext:value-type="float">
            <text:p>5158750</text:p>
          </table:table-cell>
          <table:table-cell/>
          <table:table-cell table:style-name="ce1" table:formula="of:=[.H19]/[.D19]" office:value-type="float" office:value="1.92965113816806" calcext:value-type="float">
            <text:p>1,9296511382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vars-150-7.cnf</text:p>
          </table:table-cell>
          <table:table-cell office:value-type="float" office:value="2445" calcext:value-type="float">
            <text:p>2445</text:p>
          </table:table-cell>
          <table:table-cell office:value-type="float" office:value="87514" calcext:value-type="float">
            <text:p>87514</text:p>
          </table:table-cell>
          <table:table-cell office:value-type="float" office:value="0.0190470218658" calcext:value-type="float">
            <text:p>0,0190470219</text:p>
          </table:table-cell>
          <table:table-cell table:formula="of:=[.C20]/[.D20]" office:value-type="float" office:value="4594629.05101906" calcext:value-type="float">
            <text:p>4594629</text:p>
          </table:table-cell>
          <table:table-cell/>
          <table:table-cell office:value-type="string" calcext:value-type="string">
            <text:p>UNSATISFIABLE</text:p>
          </table:table-cell>
          <table:table-cell office:value-type="float" office:value="0.043095" calcext:value-type="float">
            <text:p>0,043095</text:p>
          </table:table-cell>
          <table:table-cell office:value-type="float" office:value="8521" calcext:value-type="float">
            <text:p>8521</text:p>
          </table:table-cell>
          <table:table-cell office:value-type="float" office:value="225203" calcext:value-type="float">
            <text:p>225203</text:p>
          </table:table-cell>
          <table:table-cell table:style-name="ce10" office:value-type="float" office:value="5225730" calcext:value-type="float">
            <text:p>5225730</text:p>
          </table:table-cell>
          <table:table-cell/>
          <table:table-cell table:style-name="ce1" table:formula="of:=[.H20]/[.D20]" office:value-type="float" office:value="2.26255843583503" calcext:value-type="float">
            <text:p>2,2625584358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vars-150-8.cnf</text:p>
          </table:table-cell>
          <table:table-cell office:value-type="float" office:value="821" calcext:value-type="float">
            <text:p>821</text:p>
          </table:table-cell>
          <table:table-cell office:value-type="float" office:value="25618" calcext:value-type="float">
            <text:p>25618</text:p>
          </table:table-cell>
          <table:table-cell office:value-type="float" office:value="0.00821495056152" calcext:value-type="float">
            <text:p>0,0082149506</text:p>
          </table:table-cell>
          <table:table-cell table:formula="of:=[.C21]/[.D21]" office:value-type="float" office:value="3118460.6417473" calcext:value-type="float">
            <text:p>3118461</text:p>
          </table:table-cell>
          <table:table-cell/>
          <table:table-cell office:value-type="string" calcext:value-type="string">
            <text:p>SATISFIABLE</text:p>
          </table:table-cell>
          <table:table-cell office:value-type="float" office:value="0.001403" calcext:value-type="float">
            <text:p>0,001403</text:p>
          </table:table-cell>
          <table:table-cell office:value-type="float" office:value="276" calcext:value-type="float">
            <text:p>276</text:p>
          </table:table-cell>
          <table:table-cell office:value-type="float" office:value="7048" calcext:value-type="float">
            <text:p>7048</text:p>
          </table:table-cell>
          <table:table-cell table:style-name="ce10" office:value-type="float" office:value="5023520" calcext:value-type="float">
            <text:p>5023520</text:p>
          </table:table-cell>
          <table:table-cell/>
          <table:table-cell table:style-name="ce1" table:formula="of:=[.H21]/[.D21]" office:value-type="float" office:value="0.170786176921362" calcext:value-type="float">
            <text:p>0,1707861769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vars-150-9.cnf</text:p>
          </table:table-cell>
          <table:table-cell office:value-type="float" office:value="1263" calcext:value-type="float">
            <text:p>1263</text:p>
          </table:table-cell>
          <table:table-cell office:value-type="float" office:value="44345" calcext:value-type="float">
            <text:p>44345</text:p>
          </table:table-cell>
          <table:table-cell office:value-type="float" office:value="0.0108978748322" calcext:value-type="float">
            <text:p>0,0108978748</text:p>
          </table:table-cell>
          <table:table-cell table:formula="of:=[.C22]/[.D22]" office:value-type="float" office:value="4069141.9825243" calcext:value-type="float">
            <text:p>4069142</text:p>
          </table:table-cell>
          <table:table-cell/>
          <table:table-cell office:value-type="string" calcext:value-type="string">
            <text:p>SATISFIABLE</text:p>
          </table:table-cell>
          <table:table-cell office:value-type="float" office:value="0.04772" calcext:value-type="float">
            <text:p>0,04772</text:p>
          </table:table-cell>
          <table:table-cell office:value-type="float" office:value="9012" calcext:value-type="float">
            <text:p>9012</text:p>
          </table:table-cell>
          <table:table-cell office:value-type="float" office:value="253382" calcext:value-type="float">
            <text:p>253382</text:p>
          </table:table-cell>
          <table:table-cell table:style-name="ce10" office:value-type="float" office:value="5309770" calcext:value-type="float">
            <text:p>5309770</text:p>
          </table:table-cell>
          <table:table-cell/>
          <table:table-cell table:style-name="ce1" table:formula="of:=[.H22]/[.D22]" office:value-type="float" office:value="4.37883539082331" calcext:value-type="float">
            <text:p>4,3788353908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vars-200-10.cnf</text:p>
          </table:table-cell>
          <table:table-cell office:value-type="float" office:value="18609" calcext:value-type="float">
            <text:p>18609</text:p>
          </table:table-cell>
          <table:table-cell office:value-type="float" office:value="805528" calcext:value-type="float">
            <text:p>805528</text:p>
          </table:table-cell>
          <table:table-cell office:value-type="float" office:value="0.170094013214" calcext:value-type="float">
            <text:p>0,1700940132</text:p>
          </table:table-cell>
          <table:table-cell table:formula="of:=[.C23]/[.D23]" office:value-type="float" office:value="4735781.02355985" calcext:value-type="float">
            <text:p>4735781</text:p>
          </table:table-cell>
          <table:table-cell/>
          <table:table-cell office:value-type="string" calcext:value-type="string">
            <text:p>UNSATISFIABLE</text:p>
          </table:table-cell>
          <table:table-cell office:value-type="float" office:value="0.781026" calcext:value-type="float">
            <text:p>0,781026</text:p>
          </table:table-cell>
          <table:table-cell office:value-type="float" office:value="120423" calcext:value-type="float">
            <text:p>120423</text:p>
          </table:table-cell>
          <table:table-cell office:value-type="float" office:value="3989416" calcext:value-type="float">
            <text:p>3989416</text:p>
          </table:table-cell>
          <table:table-cell table:style-name="ce10" office:value-type="float" office:value="5107920" calcext:value-type="float">
            <text:p>5107920</text:p>
          </table:table-cell>
          <table:table-cell/>
          <table:table-cell table:style-name="ce1" table:formula="of:=[.H23]/[.D23]" office:value-type="float" office:value="4.59173127403002" calcext:value-type="float">
            <text:p>4,591731274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vars-200-1.cnf</text:p>
          </table:table-cell>
          <table:table-cell office:value-type="float" office:value="15518" calcext:value-type="float">
            <text:p>15518</text:p>
          </table:table-cell>
          <table:table-cell office:value-type="float" office:value="664747" calcext:value-type="float">
            <text:p>664747</text:p>
          </table:table-cell>
          <table:table-cell office:value-type="float" office:value="0.134160995483" calcext:value-type="float">
            <text:p>0,1341609955</text:p>
          </table:table-cell>
          <table:table-cell table:formula="of:=[.C24]/[.D24]" office:value-type="float" office:value="4954845.46463605" calcext:value-type="float">
            <text:p>4954845</text:p>
          </table:table-cell>
          <table:table-cell/>
          <table:table-cell office:value-type="string" calcext:value-type="string">
            <text:p>UNSATISFIABLE</text:p>
          </table:table-cell>
          <table:table-cell office:value-type="float" office:value="0.591907" calcext:value-type="float">
            <text:p>0,591907</text:p>
          </table:table-cell>
          <table:table-cell office:value-type="float" office:value="90635" calcext:value-type="float">
            <text:p>90635</text:p>
          </table:table-cell>
          <table:table-cell office:value-type="float" office:value="3044539" calcext:value-type="float">
            <text:p>3044539</text:p>
          </table:table-cell>
          <table:table-cell table:style-name="ce10" office:value-type="float" office:value="5143610" calcext:value-type="float">
            <text:p>5143610</text:p>
          </table:table-cell>
          <table:table-cell/>
          <table:table-cell table:style-name="ce1" table:formula="of:=[.H24]/[.D24]" office:value-type="float" office:value="4.4119156828633" calcext:value-type="float">
            <text:p>4,4119156829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vars-200-2.cnf</text:p>
          </table:table-cell>
          <table:table-cell office:value-type="float" office:value="4558" calcext:value-type="float">
            <text:p>4558</text:p>
          </table:table-cell>
          <table:table-cell office:value-type="float" office:value="196302" calcext:value-type="float">
            <text:p>196302</text:p>
          </table:table-cell>
          <table:table-cell office:value-type="float" office:value="0.0387890338898" calcext:value-type="float">
            <text:p>0,0387890339</text:p>
          </table:table-cell>
          <table:table-cell table:formula="of:=[.C25]/[.D25]" office:value-type="float" office:value="5060760.22820511" calcext:value-type="float">
            <text:p>5060760</text:p>
          </table:table-cell>
          <table:table-cell/>
          <table:table-cell office:value-type="string" calcext:value-type="string">
            <text:p>SATISFIABLE</text:p>
          </table:table-cell>
          <table:table-cell office:value-type="float" office:value="0.042467" calcext:value-type="float">
            <text:p>0,042467</text:p>
          </table:table-cell>
          <table:table-cell office:value-type="float" office:value="6505" calcext:value-type="float">
            <text:p>6505</text:p>
          </table:table-cell>
          <table:table-cell office:value-type="float" office:value="214875" calcext:value-type="float">
            <text:p>214875</text:p>
          </table:table-cell>
          <table:table-cell table:style-name="ce10" office:value-type="float" office:value="5059810" calcext:value-type="float">
            <text:p>5059810</text:p>
          </table:table-cell>
          <table:table-cell/>
          <table:table-cell table:style-name="ce1" table:formula="of:=[.H25]/[.D25]" office:value-type="float" office:value="1.09481974004945" calcext:value-type="float">
            <text:p>1,09481974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vars-200-3.cnf</text:p>
          </table:table-cell>
          <table:table-cell office:value-type="float" office:value="18580" calcext:value-type="float">
            <text:p>18580</text:p>
          </table:table-cell>
          <table:table-cell office:value-type="float" office:value="789756" calcext:value-type="float">
            <text:p>789756</text:p>
          </table:table-cell>
          <table:table-cell office:value-type="float" office:value="0.164785146713" calcext:value-type="float">
            <text:p>0,1647851467</text:p>
          </table:table-cell>
          <table:table-cell table:formula="of:=[.C26]/[.D26]" office:value-type="float" office:value="4792640.69458571" calcext:value-type="float">
            <text:p>4792641</text:p>
          </table:table-cell>
          <table:table-cell/>
          <table:table-cell office:value-type="string" calcext:value-type="string">
            <text:p>UNSATISFIABLE</text:p>
          </table:table-cell>
          <table:table-cell office:value-type="float" office:value="0.793154" calcext:value-type="float">
            <text:p>0,793154</text:p>
          </table:table-cell>
          <table:table-cell office:value-type="float" office:value="123426" calcext:value-type="float">
            <text:p>123426</text:p>
          </table:table-cell>
          <table:table-cell office:value-type="float" office:value="4070691" calcext:value-type="float">
            <text:p>4070691</text:p>
          </table:table-cell>
          <table:table-cell table:style-name="ce10" office:value-type="float" office:value="5132280" calcext:value-type="float">
            <text:p>5132280</text:p>
          </table:table-cell>
          <table:table-cell/>
          <table:table-cell table:style-name="ce1" table:formula="of:=[.H26]/[.D26]" office:value-type="float" office:value="4.81326148515925" calcext:value-type="float">
            <text:p>4,8132614852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vars-200-4.cnf</text:p>
          </table:table-cell>
          <table:table-cell office:value-type="float" office:value="7299" calcext:value-type="float">
            <text:p>7299</text:p>
          </table:table-cell>
          <table:table-cell office:value-type="float" office:value="307531" calcext:value-type="float">
            <text:p>307531</text:p>
          </table:table-cell>
          <table:table-cell office:value-type="float" office:value="0.0586950778961" calcext:value-type="float">
            <text:p>0,0586950779</text:p>
          </table:table-cell>
          <table:table-cell table:formula="of:=[.C27]/[.D27]" office:value-type="float" office:value="5239468.29995491" calcext:value-type="float">
            <text:p>5239468</text:p>
          </table:table-cell>
          <table:table-cell/>
          <table:table-cell office:value-type="string" calcext:value-type="string">
            <text:p>UNSATISFIABLE</text:p>
          </table:table-cell>
          <table:table-cell office:value-type="float" office:value="0.19926" calcext:value-type="float">
            <text:p>0,19926</text:p>
          </table:table-cell>
          <table:table-cell office:value-type="float" office:value="31424" calcext:value-type="float">
            <text:p>31424</text:p>
          </table:table-cell>
          <table:table-cell office:value-type="float" office:value="1011179" calcext:value-type="float">
            <text:p>1011179</text:p>
          </table:table-cell>
          <table:table-cell table:style-name="ce10" office:value-type="float" office:value="5074670" calcext:value-type="float">
            <text:p>5074670</text:p>
          </table:table-cell>
          <table:table-cell/>
          <table:table-cell table:style-name="ce1" table:formula="of:=[.H27]/[.D27]" office:value-type="float" office:value="3.39483321502227" calcext:value-type="float">
            <text:p>3,394833215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vars-200-5.cnf</text:p>
          </table:table-cell>
          <table:table-cell office:value-type="float" office:value="11554" calcext:value-type="float">
            <text:p>11554</text:p>
          </table:table-cell>
          <table:table-cell office:value-type="float" office:value="492132" calcext:value-type="float">
            <text:p>492132</text:p>
          </table:table-cell>
          <table:table-cell office:value-type="float" office:value="0.095654964447" calcext:value-type="float">
            <text:p>0,0956549644</text:p>
          </table:table-cell>
          <table:table-cell table:formula="of:=[.C28]/[.D28]" office:value-type="float" office:value="5144866.26852157" calcext:value-type="float">
            <text:p>5144866</text:p>
          </table:table-cell>
          <table:table-cell/>
          <table:table-cell office:value-type="string" calcext:value-type="string">
            <text:p>UNSATISFIABLE</text:p>
          </table:table-cell>
          <table:table-cell office:value-type="float" office:value="0.487063" calcext:value-type="float">
            <text:p>0,487063</text:p>
          </table:table-cell>
          <table:table-cell office:value-type="float" office:value="75311" calcext:value-type="float">
            <text:p>75311</text:p>
          </table:table-cell>
          <table:table-cell office:value-type="float" office:value="2483207" calcext:value-type="float">
            <text:p>2483207</text:p>
          </table:table-cell>
          <table:table-cell table:style-name="ce10" office:value-type="float" office:value="5098330" calcext:value-type="float">
            <text:p>5098330</text:p>
          </table:table-cell>
          <table:table-cell/>
          <table:table-cell table:style-name="ce1" table:formula="of:=[.H28]/[.D28]" office:value-type="float" office:value="5.09187372360448" calcext:value-type="float">
            <text:p>5,0918737236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vars-200-6.cnf</text:p>
          </table:table-cell>
          <table:table-cell office:value-type="float" office:value="25253" calcext:value-type="float">
            <text:p>25253</text:p>
          </table:table-cell>
          <table:table-cell office:value-type="float" office:value="1083362" calcext:value-type="float">
            <text:p>1083362</text:p>
          </table:table-cell>
          <table:table-cell office:value-type="float" office:value="0.233073949814" calcext:value-type="float">
            <text:p>0,2330739498</text:p>
          </table:table-cell>
          <table:table-cell table:formula="of:=[.C29]/[.D29]" office:value-type="float" office:value="4648147.08320924" calcext:value-type="float">
            <text:p>4648147</text:p>
          </table:table-cell>
          <table:table-cell/>
          <table:table-cell office:value-type="string" calcext:value-type="string">
            <text:p>SATISFIABLE</text:p>
          </table:table-cell>
          <table:table-cell office:value-type="float" office:value="0.319565" calcext:value-type="float">
            <text:p>0,319565</text:p>
          </table:table-cell>
          <table:table-cell office:value-type="float" office:value="49521" calcext:value-type="float">
            <text:p>49521</text:p>
          </table:table-cell>
          <table:table-cell office:value-type="float" office:value="1636002" calcext:value-type="float">
            <text:p>1636002</text:p>
          </table:table-cell>
          <table:table-cell table:style-name="ce10" office:value-type="float" office:value="5119470" calcext:value-type="float">
            <text:p>5119470</text:p>
          </table:table-cell>
          <table:table-cell/>
          <table:table-cell table:style-name="ce1" table:formula="of:=[.H29]/[.D29]" office:value-type="float" office:value="1.3710884474864" calcext:value-type="float">
            <text:p>1,3710884475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vars-200-7.cnf</text:p>
          </table:table-cell>
          <table:table-cell office:value-type="float" office:value="26315" calcext:value-type="float">
            <text:p>26315</text:p>
          </table:table-cell>
          <table:table-cell office:value-type="float" office:value="1138070" calcext:value-type="float">
            <text:p>1138070</text:p>
          </table:table-cell>
          <table:table-cell office:value-type="float" office:value="0.247749090195" calcext:value-type="float">
            <text:p>0,2477490902</text:p>
          </table:table-cell>
          <table:table-cell table:formula="of:=[.C30]/[.D30]" office:value-type="float" office:value="4593639.4725173" calcext:value-type="float">
            <text:p>4593639</text:p>
          </table:table-cell>
          <table:table-cell/>
          <table:table-cell office:value-type="string" calcext:value-type="string">
            <text:p>UNSATISFIABLE</text:p>
          </table:table-cell>
          <table:table-cell office:value-type="float" office:value="1.3733" calcext:value-type="float">
            <text:p>1,3733</text:p>
          </table:table-cell>
          <table:table-cell office:value-type="float" office:value="213204" calcext:value-type="float">
            <text:p>213204</text:p>
          </table:table-cell>
          <table:table-cell office:value-type="float" office:value="7193542" calcext:value-type="float">
            <text:p>7193542</text:p>
          </table:table-cell>
          <table:table-cell table:style-name="ce10" office:value-type="float" office:value="5238150" calcext:value-type="float">
            <text:p>5238150</text:p>
          </table:table-cell>
          <table:table-cell/>
          <table:table-cell table:style-name="ce1" table:formula="of:=[.H30]/[.D30]" office:value-type="float" office:value="5.54310814590316" calcext:value-type="float">
            <text:p>5,5431081459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vars-200-8.cnf</text:p>
          </table:table-cell>
          <table:table-cell office:value-type="float" office:value="9299" calcext:value-type="float">
            <text:p>9299</text:p>
          </table:table-cell>
          <table:table-cell office:value-type="float" office:value="379211" calcext:value-type="float">
            <text:p>379211</text:p>
          </table:table-cell>
          <table:table-cell office:value-type="float" office:value="0.0745298862457" calcext:value-type="float">
            <text:p>0,0745298862</text:p>
          </table:table-cell>
          <table:table-cell table:formula="of:=[.C31]/[.D31]" office:value-type="float" office:value="5088039.43091861" calcext:value-type="float">
            <text:p>5088039</text:p>
          </table:table-cell>
          <table:table-cell/>
          <table:table-cell office:value-type="string" calcext:value-type="string">
            <text:p>SATISFIABLE</text:p>
          </table:table-cell>
          <table:table-cell office:value-type="float" office:value="0.034691" calcext:value-type="float">
            <text:p>0,034691</text:p>
          </table:table-cell>
          <table:table-cell office:value-type="float" office:value="5447" calcext:value-type="float">
            <text:p>5447</text:p>
          </table:table-cell>
          <table:table-cell office:value-type="float" office:value="175994" calcext:value-type="float">
            <text:p>175994</text:p>
          </table:table-cell>
          <table:table-cell table:style-name="ce10" office:value-type="float" office:value="5073190" calcext:value-type="float">
            <text:p>5073190</text:p>
          </table:table-cell>
          <table:table-cell/>
          <table:table-cell table:style-name="ce1" table:formula="of:=[.H31]/[.D31]" office:value-type="float" office:value="0.465464282148981" calcext:value-type="float">
            <text:p>0,4654642821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vars-200-9.cnf</text:p>
          </table:table-cell>
          <table:table-cell office:value-type="float" office:value="8293" calcext:value-type="float">
            <text:p>8293</text:p>
          </table:table-cell>
          <table:table-cell office:value-type="float" office:value="339073" calcext:value-type="float">
            <text:p>339073</text:p>
          </table:table-cell>
          <table:table-cell office:value-type="float" office:value="0.0663030147552" calcext:value-type="float">
            <text:p>0,0663030148</text:p>
          </table:table-cell>
          <table:table-cell table:formula="of:=[.C32]/[.D32]" office:value-type="float" office:value="5113990.68733005" calcext:value-type="float">
            <text:p>5113991</text:p>
          </table:table-cell>
          <table:table-cell/>
          <table:table-cell office:value-type="string" calcext:value-type="string">
            <text:p>SATISFIABLE</text:p>
          </table:table-cell>
          <table:table-cell office:value-type="float" office:value="0.278171" calcext:value-type="float">
            <text:p>0,278171</text:p>
          </table:table-cell>
          <table:table-cell office:value-type="float" office:value="43164" calcext:value-type="float">
            <text:p>43164</text:p>
          </table:table-cell>
          <table:table-cell office:value-type="float" office:value="1425174" calcext:value-type="float">
            <text:p>1425174</text:p>
          </table:table-cell>
          <table:table-cell table:style-name="ce10" office:value-type="float" office:value="5123370" calcext:value-type="float">
            <text:p>5123370</text:p>
          </table:table-cell>
          <table:table-cell/>
          <table:table-cell table:style-name="ce1" table:formula="of:=[.H32]/[.D32]" office:value-type="float" office:value="4.19545025255709" calcext:value-type="float">
            <text:p>4,1954502526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vars-250-10.cnf</text:p>
          </table:table-cell>
          <table:table-cell office:value-type="float" office:value="50074" calcext:value-type="float">
            <text:p>50074</text:p>
          </table:table-cell>
          <table:table-cell office:value-type="float" office:value="2463106" calcext:value-type="float">
            <text:p>2463106</text:p>
          </table:table-cell>
          <table:table-cell office:value-type="float" office:value="0.54521894455" calcext:value-type="float">
            <text:p>0,5452189446</text:p>
          </table:table-cell>
          <table:table-cell table:formula="of:=[.C33]/[.D33]" office:value-type="float" office:value="4517645.66257495" calcext:value-type="float">
            <text:p>4517646</text:p>
          </table:table-cell>
          <table:table-cell/>
          <table:table-cell office:value-type="string" calcext:value-type="string">
            <text:p>SATISFIABLE</text:p>
          </table:table-cell>
          <table:table-cell office:value-type="float" office:value="0.873065" calcext:value-type="float">
            <text:p>0,873065</text:p>
          </table:table-cell>
          <table:table-cell office:value-type="float" office:value="110601" calcext:value-type="float">
            <text:p>110601</text:p>
          </table:table-cell>
          <table:table-cell office:value-type="float" office:value="4409472" calcext:value-type="float">
            <text:p>4409472</text:p>
          </table:table-cell>
          <table:table-cell table:style-name="ce10" office:value-type="float" office:value="5050570" calcext:value-type="float">
            <text:p>5050570</text:p>
          </table:table-cell>
          <table:table-cell/>
          <table:table-cell table:style-name="ce1" table:formula="of:=[.H33]/[.D33]" office:value-type="float" office:value="1.60131082884618" calcext:value-type="float">
            <text:p>1,6013108288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vars-250-1.cnf</text:p>
          </table:table-cell>
          <table:table-cell office:value-type="float" office:value="80183" calcext:value-type="float">
            <text:p>80183</text:p>
          </table:table-cell>
          <table:table-cell office:value-type="float" office:value="3969717" calcext:value-type="float">
            <text:p>3969717</text:p>
          </table:table-cell>
          <table:table-cell office:value-type="float" office:value="1.07325315475" calcext:value-type="float">
            <text:p>1,0732531548</text:p>
          </table:table-cell>
          <table:table-cell table:formula="of:=[.C34]/[.D34]" office:value-type="float" office:value="3698770.39953793" calcext:value-type="float">
            <text:p>3698770</text:p>
          </table:table-cell>
          <table:table-cell/>
          <table:table-cell office:value-type="string" calcext:value-type="string">
            <text:p>UNSATISFIABLE</text:p>
          </table:table-cell>
          <table:table-cell office:value-type="float" office:value="4.22305" calcext:value-type="float">
            <text:p>4,22305</text:p>
          </table:table-cell>
          <table:table-cell office:value-type="float" office:value="561305" calcext:value-type="float">
            <text:p>561305</text:p>
          </table:table-cell>
          <table:table-cell office:value-type="float" office:value="21209487" calcext:value-type="float">
            <text:p>21209487</text:p>
          </table:table-cell>
          <table:table-cell table:style-name="ce10" office:value-type="float" office:value="5022310" calcext:value-type="float">
            <text:p>5022310</text:p>
          </table:table-cell>
          <table:table-cell/>
          <table:table-cell table:style-name="ce1" table:formula="of:=[.H34]/[.D34]" office:value-type="float" office:value="3.93481256617755" calcext:value-type="float">
            <text:p>3,9348125662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vars-250-2.cnf</text:p>
          </table:table-cell>
          <table:table-cell office:value-type="float" office:value="123065" calcext:value-type="float">
            <text:p>123065</text:p>
          </table:table-cell>
          <table:table-cell office:value-type="float" office:value="5964973" calcext:value-type="float">
            <text:p>5964973</text:p>
          </table:table-cell>
          <table:table-cell office:value-type="float" office:value="1.83261990547" calcext:value-type="float">
            <text:p>1,8326199055</text:p>
          </table:table-cell>
          <table:table-cell table:formula="of:=[.C35]/[.D35]" office:value-type="float" office:value="3254888.2516204" calcext:value-type="float">
            <text:p>3254888</text:p>
          </table:table-cell>
          <table:table-cell/>
          <table:table-cell office:value-type="string" calcext:value-type="string">
            <text:p>UNSATISFIABLE</text:p>
          </table:table-cell>
          <table:table-cell office:value-type="float" office:value="6.2985" calcext:value-type="float">
            <text:p>6,2985</text:p>
          </table:table-cell>
          <table:table-cell office:value-type="float" office:value="825227" calcext:value-type="float">
            <text:p>825227</text:p>
          </table:table-cell>
          <table:table-cell office:value-type="float" office:value="31430734" calcext:value-type="float">
            <text:p>31430734</text:p>
          </table:table-cell>
          <table:table-cell table:style-name="ce10" office:value-type="float" office:value="4990200" calcext:value-type="float">
            <text:p>4990200</text:p>
          </table:table-cell>
          <table:table-cell/>
          <table:table-cell table:style-name="ce1" table:formula="of:=[.H35]/[.D35]" office:value-type="float" office:value="3.43688289164613" calcext:value-type="float">
            <text:p>3,4368828916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vars-250-3.cnf</text:p>
          </table:table-cell>
          <table:table-cell office:value-type="float" office:value="55647" calcext:value-type="float">
            <text:p>55647</text:p>
          </table:table-cell>
          <table:table-cell office:value-type="float" office:value="2794673" calcext:value-type="float">
            <text:p>2794673</text:p>
          </table:table-cell>
          <table:table-cell office:value-type="float" office:value="0.713452100754" calcext:value-type="float">
            <text:p>0,7134521008</text:p>
          </table:table-cell>
          <table:table-cell table:formula="of:=[.C36]/[.D36]" office:value-type="float" office:value="3917113.70258283" calcext:value-type="float">
            <text:p>3917114</text:p>
          </table:table-cell>
          <table:table-cell/>
          <table:table-cell office:value-type="string" calcext:value-type="string">
            <text:p>SATISFIABLE</text:p>
          </table:table-cell>
          <table:table-cell office:value-type="float" office:value="1.74815" calcext:value-type="float">
            <text:p>1,74815</text:p>
          </table:table-cell>
          <table:table-cell office:value-type="float" office:value="232034" calcext:value-type="float">
            <text:p>232034</text:p>
          </table:table-cell>
          <table:table-cell office:value-type="float" office:value="8906213" calcext:value-type="float">
            <text:p>8906213</text:p>
          </table:table-cell>
          <table:table-cell table:style-name="ce10" office:value-type="float" office:value="5094650" calcext:value-type="float">
            <text:p>5094650</text:p>
          </table:table-cell>
          <table:table-cell/>
          <table:table-cell table:style-name="ce1" table:formula="of:=[.H36]/[.D36]" office:value-type="float" office:value="2.45026960906345" calcext:value-type="float">
            <text:p>2,4502696091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vars-250-4.cnf</text:p>
          </table:table-cell>
          <table:table-cell office:value-type="float" office:value="24905" calcext:value-type="float">
            <text:p>24905</text:p>
          </table:table-cell>
          <table:table-cell office:value-type="float" office:value="1200407" calcext:value-type="float">
            <text:p>1200407</text:p>
          </table:table-cell>
          <table:table-cell office:value-type="float" office:value="0.24632692337" calcext:value-type="float">
            <text:p>0,2463269234</text:p>
          </table:table-cell>
          <table:table-cell table:formula="of:=[.C37]/[.D37]" office:value-type="float" office:value="4873226.94400281" calcext:value-type="float">
            <text:p>4873227</text:p>
          </table:table-cell>
          <table:table-cell/>
          <table:table-cell office:value-type="string" calcext:value-type="string">
            <text:p>SATISFIABLE</text:p>
          </table:table-cell>
          <table:table-cell office:value-type="float" office:value="2.48495" calcext:value-type="float">
            <text:p>2,48495</text:p>
          </table:table-cell>
          <table:table-cell office:value-type="float" office:value="321246" calcext:value-type="float">
            <text:p>321246</text:p>
          </table:table-cell>
          <table:table-cell office:value-type="float" office:value="12568747" calcext:value-type="float">
            <text:p>12568747</text:p>
          </table:table-cell>
          <table:table-cell table:style-name="ce10" office:value-type="float" office:value="5057950" calcext:value-type="float">
            <text:p>5057950</text:p>
          </table:table-cell>
          <table:table-cell/>
          <table:table-cell table:style-name="ce1" table:formula="of:=[.H37]/[.D37]" office:value-type="float" office:value="10.0880162265796" calcext:value-type="float">
            <text:p>10,0880162266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vars-250-5.cnf</text:p>
          </table:table-cell>
          <table:table-cell office:value-type="float" office:value="104613" calcext:value-type="float">
            <text:p>104613</text:p>
          </table:table-cell>
          <table:table-cell office:value-type="float" office:value="5235517" calcext:value-type="float">
            <text:p>5235517</text:p>
          </table:table-cell>
          <table:table-cell office:value-type="float" office:value="1.39509487152" calcext:value-type="float">
            <text:p>1,3950948715</text:p>
          </table:table-cell>
          <table:table-cell table:formula="of:=[.C38]/[.D38]" office:value-type="float" office:value="3752803.55972905" calcext:value-type="float">
            <text:p>3752804</text:p>
          </table:table-cell>
          <table:table-cell/>
          <table:table-cell office:value-type="string" calcext:value-type="string">
            <text:p>UNSATISFIABLE</text:p>
          </table:table-cell>
          <table:table-cell office:value-type="float" office:value="6.45541" calcext:value-type="float">
            <text:p>6,45541</text:p>
          </table:table-cell>
          <table:table-cell office:value-type="float" office:value="840065" calcext:value-type="float">
            <text:p>840065</text:p>
          </table:table-cell>
          <table:table-cell office:value-type="float" office:value="32725104" calcext:value-type="float">
            <text:p>32725104</text:p>
          </table:table-cell>
          <table:table-cell table:style-name="ce10" office:value-type="float" office:value="5069410" calcext:value-type="float">
            <text:p>5069410</text:p>
          </table:table-cell>
          <table:table-cell/>
          <table:table-cell table:style-name="ce1" table:formula="of:=[.H38]/[.D38]" office:value-type="float" office:value="4.62721936105078" calcext:value-type="float">
            <text:p>4,6272193611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vars-250-6.cnf</text:p>
          </table:table-cell>
          <table:table-cell office:value-type="float" office:value="136808" calcext:value-type="float">
            <text:p>136808</text:p>
          </table:table-cell>
          <table:table-cell office:value-type="float" office:value="6836258" calcext:value-type="float">
            <text:p>6836258</text:p>
          </table:table-cell>
          <table:table-cell office:value-type="float" office:value="1.9940559864" calcext:value-type="float">
            <text:p>1,9940559864</text:p>
          </table:table-cell>
          <table:table-cell table:formula="of:=[.C39]/[.D39]" office:value-type="float" office:value="3428317.98436209" calcext:value-type="float">
            <text:p>3428318</text:p>
          </table:table-cell>
          <table:table-cell/>
          <table:table-cell office:value-type="string" calcext:value-type="string">
            <text:p>UNSATISFIABLE</text:p>
          </table:table-cell>
          <table:table-cell office:value-type="float" office:value="8.90972" calcext:value-type="float">
            <text:p>8,90972</text:p>
          </table:table-cell>
          <table:table-cell office:value-type="float" office:value="1157469" calcext:value-type="float">
            <text:p>1157469</text:p>
          </table:table-cell>
          <table:table-cell office:value-type="float" office:value="44533242" calcext:value-type="float">
            <text:p>44533242</text:p>
          </table:table-cell>
          <table:table-cell table:style-name="ce10" office:value-type="float" office:value="4998280" calcext:value-type="float">
            <text:p>4998280</text:p>
          </table:table-cell>
          <table:table-cell/>
          <table:table-cell table:style-name="ce1" table:formula="of:=[.H39]/[.D39]" office:value-type="float" office:value="4.46813934050332" calcext:value-type="float">
            <text:p>4,4681393405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vars-250-7.cnf</text:p>
          </table:table-cell>
          <table:table-cell office:value-type="float" office:value="56870" calcext:value-type="float">
            <text:p>56870</text:p>
          </table:table-cell>
          <table:table-cell office:value-type="float" office:value="2841108" calcext:value-type="float">
            <text:p>2841108</text:p>
          </table:table-cell>
          <table:table-cell office:value-type="float" office:value="0.718586921692" calcext:value-type="float">
            <text:p>0,7185869217</text:p>
          </table:table-cell>
          <table:table-cell table:formula="of:=[.C40]/[.D40]" office:value-type="float" office:value="3953742.98395282" calcext:value-type="float">
            <text:p>3953743</text:p>
          </table:table-cell>
          <table:table-cell/>
          <table:table-cell office:value-type="string" calcext:value-type="string">
            <text:p>SATISFIABLE</text:p>
          </table:table-cell>
          <table:table-cell office:value-type="float" office:value="0.8827" calcext:value-type="float">
            <text:p>0,8827</text:p>
          </table:table-cell>
          <table:table-cell office:value-type="float" office:value="115488" calcext:value-type="float">
            <text:p>115488</text:p>
          </table:table-cell>
          <table:table-cell office:value-type="float" office:value="4510249" calcext:value-type="float">
            <text:p>4510249</text:p>
          </table:table-cell>
          <table:table-cell table:style-name="ce10" office:value-type="float" office:value="5109610" calcext:value-type="float">
            <text:p>5109610</text:p>
          </table:table-cell>
          <table:table-cell/>
          <table:table-cell table:style-name="ce1" table:formula="of:=[.H40]/[.D40]" office:value-type="float" office:value="1.22838305757302" calcext:value-type="float">
            <text:p>1,2283830576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vars-250-8.cnf</text:p>
          </table:table-cell>
          <table:table-cell office:value-type="float" office:value="92288" calcext:value-type="float">
            <text:p>92288</text:p>
          </table:table-cell>
          <table:table-cell office:value-type="float" office:value="4533618" calcext:value-type="float">
            <text:p>4533618</text:p>
          </table:table-cell>
          <table:table-cell office:value-type="float" office:value="1.22219395638" calcext:value-type="float">
            <text:p>1,2221939564</text:p>
          </table:table-cell>
          <table:table-cell table:formula="of:=[.C41]/[.D41]" office:value-type="float" office:value="3709409.60420723" calcext:value-type="float">
            <text:p>3709410</text:p>
          </table:table-cell>
          <table:table-cell/>
          <table:table-cell office:value-type="string" calcext:value-type="string">
            <text:p>UNSATISFIABLE</text:p>
          </table:table-cell>
          <table:table-cell office:value-type="float" office:value="9.98483" calcext:value-type="float">
            <text:p>9,98483</text:p>
          </table:table-cell>
          <table:table-cell office:value-type="float" office:value="1322041" calcext:value-type="float">
            <text:p>1322041</text:p>
          </table:table-cell>
          <table:table-cell office:value-type="float" office:value="50177312" calcext:value-type="float">
            <text:p>50177312</text:p>
          </table:table-cell>
          <table:table-cell table:style-name="ce10" office:value-type="float" office:value="5025350" calcext:value-type="float">
            <text:p>5025350</text:p>
          </table:table-cell>
          <table:table-cell/>
          <table:table-cell table:style-name="ce1" table:formula="of:=[.H41]/[.D41]" office:value-type="float" office:value="8.16959529858414" calcext:value-type="float">
            <text:p>8,1695952986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vars-250-9.cnf</text:p>
          </table:table-cell>
          <table:table-cell office:value-type="float" office:value="32426" calcext:value-type="float">
            <text:p>32426</text:p>
          </table:table-cell>
          <table:table-cell office:value-type="float" office:value="1569915" calcext:value-type="float">
            <text:p>1569915</text:p>
          </table:table-cell>
          <table:table-cell office:value-type="float" office:value="0.363968133926" calcext:value-type="float">
            <text:p>0,3639681339</text:p>
          </table:table-cell>
          <table:table-cell table:formula="of:=[.C42]/[.D42]" office:value-type="float" office:value="4313330.90363121" calcext:value-type="float">
            <text:p>4313331</text:p>
          </table:table-cell>
          <table:table-cell/>
          <table:table-cell office:value-type="string" calcext:value-type="string">
            <text:p>SATISFIABLE</text:p>
          </table:table-cell>
          <table:table-cell office:value-type="float" office:value="1.27348" calcext:value-type="float">
            <text:p>1,27348</text:p>
          </table:table-cell>
          <table:table-cell office:value-type="float" office:value="170522" calcext:value-type="float">
            <text:p>170522</text:p>
          </table:table-cell>
          <table:table-cell office:value-type="float" office:value="6459118" calcext:value-type="float">
            <text:p>6459118</text:p>
          </table:table-cell>
          <table:table-cell table:style-name="ce10" office:value-type="float" office:value="5072020" calcext:value-type="float">
            <text:p>5072020</text:p>
          </table:table-cell>
          <table:table-cell/>
          <table:table-cell table:style-name="ce1" table:formula="of:=[.H42]/[.D42]" office:value-type="float" office:value="3.49887773488136" calcext:value-type="float">
            <text:p>3,4988777349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vars-300-10.cnf</text:p>
          </table:table-cell>
          <table:table-cell office:value-type="float" office:value="261765" calcext:value-type="float">
            <text:p>261765</text:p>
          </table:table-cell>
          <table:table-cell office:value-type="float" office:value="14689233" calcext:value-type="float">
            <text:p>14689233</text:p>
          </table:table-cell>
          <table:table-cell office:value-type="float" office:value="4.74465584755" calcext:value-type="float">
            <text:p>4,7446558476</text:p>
          </table:table-cell>
          <table:table-cell table:formula="of:=[.C43]/[.D43]" office:value-type="float" office:value="3095953.31505131" calcext:value-type="float">
            <text:p>3095953</text:p>
          </table:table-cell>
          <table:table-cell/>
          <table:table-cell office:value-type="string" calcext:value-type="string">
            <text:p>SATISFIABLE</text:p>
          </table:table-cell>
          <table:table-cell office:value-type="float" office:value="19.2518" calcext:value-type="float">
            <text:p>19,2518</text:p>
          </table:table-cell>
          <table:table-cell office:value-type="float" office:value="2168878" calcext:value-type="float">
            <text:p>2168878</text:p>
          </table:table-cell>
          <table:table-cell office:value-type="float" office:value="98112993" calcext:value-type="float">
            <text:p>98112993</text:p>
          </table:table-cell>
          <table:table-cell table:style-name="ce10" office:value-type="float" office:value="5096300" calcext:value-type="float">
            <text:p>5096300</text:p>
          </table:table-cell>
          <table:table-cell/>
          <table:table-cell table:style-name="ce1" table:formula="of:=[.H43]/[.D43]" office:value-type="float" office:value="4.05757564269726" calcext:value-type="float">
            <text:p>4,0575756427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vars-300-1.cnf</text:p>
          </table:table-cell>
          <table:table-cell office:value-type="float" office:value="668948" calcext:value-type="float">
            <text:p>668948</text:p>
          </table:table-cell>
          <table:table-cell office:value-type="float" office:value="37171999" calcext:value-type="float">
            <text:p>37171999</text:p>
          </table:table-cell>
          <table:table-cell office:value-type="float" office:value="17.7058508396" calcext:value-type="float">
            <text:p>17,7058508396</text:p>
          </table:table-cell>
          <table:table-cell table:formula="of:=[.C44]/[.D44]" office:value-type="float" office:value="2099418.96250831" calcext:value-type="float">
            <text:p>2099419</text:p>
          </table:table-cell>
          <table:table-cell/>
          <table:table-cell office:value-type="string" calcext:value-type="string">
            <text:p>SATISFIABLE</text:p>
          </table:table-cell>
          <table:table-cell office:value-type="float" office:value="3.5017" calcext:value-type="float">
            <text:p>3,5017</text:p>
          </table:table-cell>
          <table:table-cell office:value-type="float" office:value="402983" calcext:value-type="float">
            <text:p>402983</text:p>
          </table:table-cell>
          <table:table-cell office:value-type="float" office:value="17707628" calcext:value-type="float">
            <text:p>17707628</text:p>
          </table:table-cell>
          <table:table-cell table:style-name="ce10" office:value-type="float" office:value="5056860" calcext:value-type="float">
            <text:p>5056860</text:p>
          </table:table-cell>
          <table:table-cell/>
          <table:table-cell table:style-name="ce1" table:formula="of:=[.H44]/[.D44]" office:value-type="float" office:value="0.197770783890728" calcext:value-type="float">
            <text:p>0,1977707839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vars-300-2.cnf</text:p>
          </table:table-cell>
          <table:table-cell office:value-type="float" office:value="647130" calcext:value-type="float">
            <text:p>647130</text:p>
          </table:table-cell>
          <table:table-cell office:value-type="float" office:value="36496159" calcext:value-type="float">
            <text:p>36496159</text:p>
          </table:table-cell>
          <table:table-cell office:value-type="float" office:value="16.9794399738" calcext:value-type="float">
            <text:p>16,9794399738</text:p>
          </table:table-cell>
          <table:table-cell table:formula="of:=[.C45]/[.D45]" office:value-type="float" office:value="2149432.43453937" calcext:value-type="float">
            <text:p>2149432</text:p>
          </table:table-cell>
          <table:table-cell/>
          <table:table-cell office:value-type="string" calcext:value-type="string">
            <text:p>UNSATISFIABLE</text:p>
          </table:table-cell>
          <table:table-cell office:value-type="float" office:value="85.0311" calcext:value-type="float">
            <text:p>85,0311</text:p>
          </table:table-cell>
          <table:table-cell office:value-type="float" office:value="9538411" calcext:value-type="float">
            <text:p>9538411</text:p>
          </table:table-cell>
          <table:table-cell office:value-type="float" office:value="419989352" calcext:value-type="float">
            <text:p>419989352</text:p>
          </table:table-cell>
          <table:table-cell table:style-name="ce10" office:value-type="float" office:value="4939240" calcext:value-type="float">
            <text:p>4939240</text:p>
          </table:table-cell>
          <table:table-cell/>
          <table:table-cell table:style-name="ce1" table:formula="of:=[.H45]/[.D45]" office:value-type="float" office:value="5.00788601574649" calcext:value-type="float">
            <text:p>5,0078860157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vars-300-3.cnf</text:p>
          </table:table-cell>
          <table:table-cell office:value-type="float" office:value="354511" calcext:value-type="float">
            <text:p>354511</text:p>
          </table:table-cell>
          <table:table-cell office:value-type="float" office:value="19901468" calcext:value-type="float">
            <text:p>19901468</text:p>
          </table:table-cell>
          <table:table-cell office:value-type="float" office:value="7.566229105" calcext:value-type="float">
            <text:p>7,566229105</text:p>
          </table:table-cell>
          <table:table-cell table:formula="of:=[.C46]/[.D46]" office:value-type="float" office:value="2630302.05982641" calcext:value-type="float">
            <text:p>2630302</text:p>
          </table:table-cell>
          <table:table-cell/>
          <table:table-cell office:value-type="string" calcext:value-type="string">
            <text:p>UNSATISFIABLE</text:p>
          </table:table-cell>
          <table:table-cell office:value-type="float" office:value="34.0374" calcext:value-type="float">
            <text:p>34,0374</text:p>
          </table:table-cell>
          <table:table-cell office:value-type="float" office:value="3918433" calcext:value-type="float">
            <text:p>3918433</text:p>
          </table:table-cell>
          <table:table-cell office:value-type="float" office:value="169753916" calcext:value-type="float">
            <text:p>169753916</text:p>
          </table:table-cell>
          <table:table-cell table:style-name="ce10" office:value-type="float" office:value="4987270" calcext:value-type="float">
            <text:p>4987270</text:p>
          </table:table-cell>
          <table:table-cell/>
          <table:table-cell table:style-name="ce1" table:formula="of:=[.H46]/[.D46]" office:value-type="float" office:value="4.49859494440989" calcext:value-type="float">
            <text:p>4,4985949444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vars-300-4.cnf</text:p>
          </table:table-cell>
          <table:table-cell office:value-type="float" office:value="479041" calcext:value-type="float">
            <text:p>479041</text:p>
          </table:table-cell>
          <table:table-cell office:value-type="float" office:value="27002303" calcext:value-type="float">
            <text:p>27002303</text:p>
          </table:table-cell>
          <table:table-cell office:value-type="float" office:value="10.6904830933" calcext:value-type="float">
            <text:p>10,6904830933</text:p>
          </table:table-cell>
          <table:table-cell table:formula="of:=[.C47]/[.D47]" office:value-type="float" office:value="2525826.26662803" calcext:value-type="float">
            <text:p>2525826</text:p>
          </table:table-cell>
          <table:table-cell/>
          <table:table-cell office:value-type="string" calcext:value-type="string">
            <text:p>UNSATISFIABLE</text:p>
          </table:table-cell>
          <table:table-cell office:value-type="float" office:value="63.5201" calcext:value-type="float">
            <text:p>63,5201</text:p>
          </table:table-cell>
          <table:table-cell office:value-type="float" office:value="7234855" calcext:value-type="float">
            <text:p>7234855</text:p>
          </table:table-cell>
          <table:table-cell office:value-type="float" office:value="317367464" calcext:value-type="float">
            <text:p>317367464</text:p>
          </table:table-cell>
          <table:table-cell table:style-name="ce10" office:value-type="float" office:value="4996330" calcext:value-type="float">
            <text:p>4996330</text:p>
          </table:table-cell>
          <table:table-cell/>
          <table:table-cell table:style-name="ce1" table:formula="of:=[.H47]/[.D47]" office:value-type="float" office:value="5.94174271131018" calcext:value-type="float">
            <text:p>5,9417427113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vars-300-5.cnf</text:p>
          </table:table-cell>
          <table:table-cell office:value-type="float" office:value="580334" calcext:value-type="float">
            <text:p>580334</text:p>
          </table:table-cell>
          <table:table-cell office:value-type="float" office:value="32577857" calcext:value-type="float">
            <text:p>32577857</text:p>
          </table:table-cell>
          <table:table-cell office:value-type="float" office:value="14.8819601536" calcext:value-type="float">
            <text:p>14,8819601536</text:p>
          </table:table-cell>
          <table:table-cell table:formula="of:=[.C48]/[.D48]" office:value-type="float" office:value="2189083.74056621" calcext:value-type="float">
            <text:p>2189084</text:p>
          </table:table-cell>
          <table:table-cell/>
          <table:table-cell office:value-type="string" calcext:value-type="string">
            <text:p>SATISFIABLE</text:p>
          </table:table-cell>
          <table:table-cell office:value-type="float" office:value="50.4064" calcext:value-type="float">
            <text:p>50,4064</text:p>
          </table:table-cell>
          <table:table-cell office:value-type="float" office:value="5712208" calcext:value-type="float">
            <text:p>5712208</text:p>
          </table:table-cell>
          <table:table-cell office:value-type="float" office:value="251815300" calcext:value-type="float">
            <text:p>251815300</text:p>
          </table:table-cell>
          <table:table-cell table:style-name="ce10" office:value-type="float" office:value="4995700" calcext:value-type="float">
            <text:p>4995700</text:p>
          </table:table-cell>
          <table:table-cell/>
          <table:table-cell table:style-name="ce1" table:formula="of:=[.H48]/[.D48]" office:value-type="float" office:value="3.38708069903053" calcext:value-type="float">
            <text:p>3,387080699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vars-300-6.cnf</text:p>
          </table:table-cell>
          <table:table-cell office:value-type="float" office:value="294491" calcext:value-type="float">
            <text:p>294491</text:p>
          </table:table-cell>
          <table:table-cell office:value-type="float" office:value="16771343" calcext:value-type="float">
            <text:p>16771343</text:p>
          </table:table-cell>
          <table:table-cell office:value-type="float" office:value="5.66582202911" calcext:value-type="float">
            <text:p>5,6658220291</text:p>
          </table:table-cell>
          <table:table-cell table:formula="of:=[.C49]/[.D49]" office:value-type="float" office:value="2960089.97702924" calcext:value-type="float">
            <text:p>2960090</text:p>
          </table:table-cell>
          <table:table-cell/>
          <table:table-cell office:value-type="string" calcext:value-type="string">
            <text:p>UNSATISFIABLE</text:p>
          </table:table-cell>
          <table:table-cell office:value-type="float" office:value="46.2208" calcext:value-type="float">
            <text:p>46,2208</text:p>
          </table:table-cell>
          <table:table-cell office:value-type="float" office:value="5286497" calcext:value-type="float">
            <text:p>5286497</text:p>
          </table:table-cell>
          <table:table-cell office:value-type="float" office:value="230805537" calcext:value-type="float">
            <text:p>230805537</text:p>
          </table:table-cell>
          <table:table-cell table:style-name="ce10" office:value-type="float" office:value="4993550" calcext:value-type="float">
            <text:p>4993550</text:p>
          </table:table-cell>
          <table:table-cell/>
          <table:table-cell table:style-name="ce1" table:formula="of:=[.H49]/[.D49]" office:value-type="float" office:value="8.15782771900099" calcext:value-type="float">
            <text:p>8,157827719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vars-300-7.cnf</text:p>
          </table:table-cell>
          <table:table-cell office:value-type="float" office:value="113743" calcext:value-type="float">
            <text:p>113743</text:p>
          </table:table-cell>
          <table:table-cell office:value-type="float" office:value="6499346" calcext:value-type="float">
            <text:p>6499346</text:p>
          </table:table-cell>
          <table:table-cell office:value-type="float" office:value="1.78858613968" calcext:value-type="float">
            <text:p>1,7885861397</text:p>
          </table:table-cell>
          <table:table-cell table:formula="of:=[.C50]/[.D50]" office:value-type="float" office:value="3633789.76042094" calcext:value-type="float">
            <text:p>3633790</text:p>
          </table:table-cell>
          <table:table-cell/>
          <table:table-cell office:value-type="string" calcext:value-type="string">
            <text:p>SATISFIABLE</text:p>
          </table:table-cell>
          <table:table-cell office:value-type="float" office:value="14.6757" calcext:value-type="float">
            <text:p>14,6757</text:p>
          </table:table-cell>
          <table:table-cell office:value-type="float" office:value="1647941" calcext:value-type="float">
            <text:p>1647941</text:p>
          </table:table-cell>
          <table:table-cell office:value-type="float" office:value="74551957" calcext:value-type="float">
            <text:p>74551957</text:p>
          </table:table-cell>
          <table:table-cell table:style-name="ce10" office:value-type="float" office:value="5079970" calcext:value-type="float">
            <text:p>5079970</text:p>
          </table:table-cell>
          <table:table-cell/>
          <table:table-cell table:style-name="ce1" table:formula="of:=[.H50]/[.D50]" office:value-type="float" office:value="8.20519609003884" calcext:value-type="float">
            <text:p>8,20519609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vars-300-8.cnf</text:p>
          </table:table-cell>
          <table:table-cell office:value-type="float" office:value="558417" calcext:value-type="float">
            <text:p>558417</text:p>
          </table:table-cell>
          <table:table-cell office:value-type="float" office:value="31400288" calcext:value-type="float">
            <text:p>31400288</text:p>
          </table:table-cell>
          <table:table-cell office:value-type="float" office:value="13.9353449345" calcext:value-type="float">
            <text:p>13,9353449345</text:p>
          </table:table-cell>
          <table:table-cell table:formula="of:=[.C51]/[.D51]" office:value-type="float" office:value="2253283.87259807" calcext:value-type="float">
            <text:p>2253284</text:p>
          </table:table-cell>
          <table:table-cell/>
          <table:table-cell office:value-type="string" calcext:value-type="string">
            <text:p>UNSATISFIABLE</text:p>
          </table:table-cell>
          <table:table-cell office:value-type="float" office:value="63.4324" calcext:value-type="float">
            <text:p>63,4324</text:p>
          </table:table-cell>
          <table:table-cell office:value-type="float" office:value="7071526" calcext:value-type="float">
            <text:p>7071526</text:p>
          </table:table-cell>
          <table:table-cell office:value-type="float" office:value="310872971" calcext:value-type="float">
            <text:p>310872971</text:p>
          </table:table-cell>
          <table:table-cell table:style-name="ce10" office:value-type="float" office:value="4900850" calcext:value-type="float">
            <text:p>4900850</text:p>
          </table:table-cell>
          <table:table-cell/>
          <table:table-cell table:style-name="ce1" table:formula="of:=[.H51]/[.D51]" office:value-type="float" office:value="4.55190741945391" calcext:value-type="float">
            <text:p>4,5519074195</text:p>
          </table:table-cell>
          <table:table-cell table:style-name="ce13"/>
          <table:table-cell/>
        </table:table-row>
        <table:table-row table:style-name="ro1">
          <table:table-cell office:value-type="string" calcext:value-type="string">
            <text:p>vars-300-9.cnf</text:p>
          </table:table-cell>
          <table:table-cell office:value-type="float" office:value="218985" calcext:value-type="float">
            <text:p>218985</text:p>
          </table:table-cell>
          <table:table-cell office:value-type="float" office:value="12451209" calcext:value-type="float">
            <text:p>12451209</text:p>
          </table:table-cell>
          <table:table-cell office:value-type="float" office:value="4.0711710453" calcext:value-type="float">
            <text:p>4,0711710453</text:p>
          </table:table-cell>
          <table:table-cell table:formula="of:=[.C52]/[.D52]" office:value-type="float" office:value="3058385.13328356" calcext:value-type="float">
            <text:p>3058385</text:p>
          </table:table-cell>
          <table:table-cell/>
          <table:table-cell office:value-type="string" calcext:value-type="string">
            <text:p>SATISFIABLE</text:p>
          </table:table-cell>
          <table:table-cell office:value-type="float" office:value="14.6169" calcext:value-type="float">
            <text:p>14,6169</text:p>
          </table:table-cell>
          <table:table-cell office:value-type="float" office:value="1637659" calcext:value-type="float">
            <text:p>1637659</text:p>
          </table:table-cell>
          <table:table-cell office:value-type="float" office:value="71624140" calcext:value-type="float">
            <text:p>71624140</text:p>
          </table:table-cell>
          <table:table-cell table:style-name="ce10" office:value-type="float" office:value="4900080" calcext:value-type="float">
            <text:p>4900080</text:p>
          </table:table-cell>
          <table:table-cell/>
          <table:table-cell table:style-name="ce1" table:formula="of:=[.H52]/[.D52]" office:value-type="float" office:value="3.59034288595529" calcext:value-type="float">
            <text:p>3,590342886</text:p>
          </table:table-cell>
          <table:table-cell table:style-name="ce13"/>
          <table:table-cell/>
        </table:table-row>
        <table:table-row table:style-name="ro1" table:number-rows-repeated="2">
          <table:table-cell table:number-columns-repeated="12"/>
          <table:table-cell table:style-name="ce11"/>
          <table:table-cell table:style-name="ce13"/>
          <table:table-cell/>
        </table:table-row>
        <table:table-row table:style-name="ro1" table:number-rows-repeated="2">
          <table:table-cell table:number-columns-repeated="12"/>
          <table:table-cell table:style-name="ce11" table:number-columns-repeated="2"/>
          <table:table-cell/>
        </table:table-row>
        <table:table-row table:style-name="ro1" table:number-rows-repeated="104851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1"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00/00/0000</text:date>, <text:time style:data-style-name="N2" text:time-value="21:07:47.4615355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as </meta:initial-creator>
    <meta:creation-date>2015-09-23T10:39:11</meta:creation-date>
    <meta:generator>LibreOffice/4.4.1.2$Linux_X86_64 LibreOffice_project/45e2de17089c24a1fa810c8f975a7171ba4cd432</meta:generator>
    <dc:date>2016-04-21T21:21:32.936971337</dc:date>
    <meta:editing-duration>PT44M47S</meta:editing-duration>
    <meta:editing-cycles>6</meta:editing-cycles>
    <dc:creator>Pau </dc:creator>
    <meta:document-statistic meta:table-count="3" meta:cell-count="566" meta:object-count="0"/>
  </office:meta>
</office:document-meta>
</file>